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10a812" officeooo:paragraph-rsid="0010a812" style:font-size-asian="14pt" style:font-weight-asian="bold" style:font-size-complex="14pt" style:font-weight-complex="bold"/>
    </style:style>
    <style:style style:name="T1" style:family="text">
      <style:text-properties officeooo:rsid="0010a812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0a812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">DevOps </text:span>is a combination of practices or methodology or idea and tools, used in software development and deployment that increases an organization's ability to deliver applications and services at high velocity.</text:p>
      <text:p text:style-name="P1"/>
      <text:p text:style-name="P2">Phases of Devops lifecycle</text:p>
      <text:p text:style-name="P1"><text:span text:style-name="T2">Plan </text:span>: planning the project‘s lifecycle- stakeholders and project needs are gathered and discussed. the</text:p>
      <text:p text:style-name="P1">product backlog is maintained based on customer feedback and is divided down into smaller releases</text:p>
      <text:p text:style-name="P1">and milestones to facilitate continuous software development.</text:p>
      <text:p text:style-name="P1"><text:span text:style-name="T2">Code</text:span> – Once the team reaches consensus on the business requirements, the development team begins</text:p>
      <text:p text:style-name="P1">coding to meet those objectives.</text:p>
      <text:p text:style-name="P1"><text:span text:style-name="T2">Build</text:span> – Code will be introduced to the project during the construction phase, and if necessary, the</text:p>
      <text:p text:style-name="P1">project will be rebuilt to accommodate the new code.</text:p>
      <text:p text:style-name="P1"><text:span text:style-name="T2">Test</text:span> – Teams will do any necessary testing to ensure the project performs as planned.</text:p>
      <text:p text:style-name="P1"><text:span text:style-name="T2">Release</text:span> – The release phase occurs when the code has been verified as ready for deployment and a last</text:p>
      <text:p text:style-name="P1">check for production readiness has been performed.</text:p>
      <text:p text:style-name="P1"><text:span text:style-name="T2">Deploy</text:span> – In the deploy phase, the project is prepared for the production environment and is operating</text:p>
      <text:p text:style-name="P1">as planned in that environment. (Operation team)</text:p>
      <text:p text:style-name="P1"><text:span text:style-name="T2">Operate</text:span> – In the operating phase, teams test the project in a production environment, and end users</text:p>
      <text:p text:style-name="P1">utilise the product.</text:p>
      <text:p text:style-name="P1"><text:span text:style-name="T2">Monitor</text:span> – During the monitoring phase, product usage, as well as any feedback, issues, or possibilities</text:p>
      <text:p text:style-name="P1">for improvement, are recognized and documented.</text:p>
      <text:p text:style-name="P1"/>
      <text:p text:style-name="P1"><text:span text:style-name="T2">Container</text:span> is an operating system virtualization technology used to package applications and their dependencies and run them in isolated environments. Container might be used to run a small micro services to large application. Container may contain all the necessary executables, binary code, libraries, and configuration files except the OS image. So a container is a runnable instance of an image. You can create, start, stop, move, or delete a container using the Docker API or CLI. Example Linux containers, Docker, Kubernete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9T00:45:17.579955463</meta:creation-date>
    <dc:date>2023-10-29T01:46:22.114416949</dc:date>
    <meta:editing-duration>PT20M44S</meta:editing-duration>
    <meta:editing-cycles>1</meta:editing-cycles>
    <meta:document-statistic meta:table-count="0" meta:image-count="0" meta:object-count="0" meta:page-count="1" meta:paragraph-count="19" meta:word-count="299" meta:character-count="1960" meta:non-whitespace-character-count="1673"/>
    <meta:generator>LibreOffice/7.3.7.2$Linux_X86_64 LibreOffice_project/30$Build-2</meta:generator>
  </office:meta>
</office:document-meta>
</file>